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 Narrow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 Narrow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 Narrow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 Narrow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 Narrow"/>
    </style:style>
    <style:style style:name="ce7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center" fo:margin-left="0cm"/>
      <style:text-properties style:font-name="Arial Narrow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>
            <text:p>RAM</text:p>
          </table:table-cell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const valores = [20, "alberto", true];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/>
          <table:table-cell table:style-name="ce2" office:value-type="string">
            <text:p>valores[0] = 40; <text:s text:c="2"/>// OK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/>
          <table:table-cell table:style-name="ce2" office:value-type="string">
            <text:p>valores = [60, "armando", false]; <text:s text:c="2"/>// ERRO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/>
          <table:table-cell table:style-name="ce3" office:value-type="string">
            <text:p>valores</text:p>
          </table:table-cell>
          <table:table-cell table:style-name="ce4" office:value-type="string">
            <text:p>------------&gt;</text:p>
          </table:table-cell>
          <table:table-cell table:style-name="Default" office:value-type="float" office:value="1500">
            <text:p>1500</text:p>
          </table:table-cell>
          <table:table-cell table:style-name="ce7" office:value-type="float" office:value="40">
            <text:p>40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/>
          <table:table-cell table:style-name="ce7" office:value-type="string">
            <text:p>"alberto"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office:value-type="string">
            <text:p>true</text:p>
          </table:table-cell>
          <table:table-cell table:number-columns-repeated="1019"/>
        </table:table-row>
        <table:table-row table:style-name="ro1" table:number-rows-repeated="4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3"/>
          <table:table-cell table:style-name="ce3" office:value-type="float" office:value="2000">
            <text:p>2000</text:p>
          </table:table-cell>
          <table:table-cell table:style-name="ce7" office:value-type="float" office:value="60">
            <text:p>6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office:value-type="string">
            <text:p>"armando"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office:value-type="string">
            <text:p>false</text:p>
          </table:table-cell>
          <table:table-cell table:number-columns-repeated="1019"/>
        </table:table-row>
        <table:table-row table:style-name="ro1" table:number-rows-repeated="6">
          <table:table-cell table:number-columns-repeated="4"/>
          <table:table-cell table:style-name="ce6"/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5">15-11-2022</text:date>, <text:time>16:3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5T16:32:11</meta:creation-date>
    <dc:date>2022-11-15T16:37:37</dc:date>
    <meta:editing-duration>PT5M27S</meta:editing-duration>
    <meta:editing-cycles>2</meta:editing-cycles>
    <meta:generator>OpenOffice/4.1.5$Unix OpenOffice.org_project/415m1$Build-9789</meta:generator>
    <meta:document-statistic meta:table-count="3" meta:cell-count="14" meta:object-count="0"/>
  </office:meta>
</office:document-meta>
</file>